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8020" officeooo:paragraph-rsid="00178020"/>
    </style:style>
    <style:style style:name="P2" style:family="paragraph" style:parent-style-name="Standard">
      <style:text-properties fo:font-size="14pt" fo:font-weight="bold" officeooo:rsid="00178020" officeooo:paragraph-rsid="0017802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78020" officeooo:paragraph-rsid="00190b9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0b90" officeooo:paragraph-rsid="00190b9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a1b59" officeooo:paragraph-rsid="001a1b5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8pt" fo:font-weight="bold" officeooo:rsid="00178020" officeooo:paragraph-rsid="00178020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2pt" fo:font-weight="normal" officeooo:rsid="00190b90" officeooo:paragraph-rsid="00190b90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90b90" officeooo:paragraph-rsid="001a1b5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a1b59" officeooo:paragraph-rsid="001a1b59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1pt" fo:font-weight="bold" officeooo:rsid="00190b90" officeooo:paragraph-rsid="00190b90" style:font-size-asian="11pt" style:font-weight-asian="bold" style:font-size-complex="11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90b90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a1b59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a1b59" style:font-size-asian="10.5pt" style:font-size-complex="12pt"/>
    </style:style>
    <style:style style:name="T6" style:family="text">
      <style:text-properties officeooo:rsid="00190b90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1pt" officeooo:rsid="001a1b59" style:font-size-asian="11pt" style:font-size-complex="11pt"/>
    </style:style>
    <style:style style:name="T9" style:family="text">
      <style:text-properties officeooo:rsid="001a1b59"/>
    </style:style>
    <style:style style:name="T10" style:family="text">
      <style:text-properties fo:color="#3333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nake Game</text:p>
      <text:p text:style-name="P1"/>
      <text:p text:style-name="P1"/>
      <text:p text:style-name="P1">Snake is a 2d web game built with Vanilla <text:span text:style-name="T6">JavaScript. </text:span><text:line-break/></text:p>
      <text:p text:style-name="P1"/>
      <text:p text:style-name="P2">Getting Started</text:p>
      <text:p text:style-name="P2"><text:span text:style-name="T1"/></text:p>
      <text:p text:style-name="P2"><text:span text:style-name="T1">Follow these instructions to play the game:</text:span></text:p>
      <text:p text:style-name="P2"><text:span text:style-name="T1">- Use the keyboard arrows to move the snake.</text:span></text:p>
      <text:p text:style-name="P3"><text:span text:style-name="T1">- Avoid hitting the walls and the objects.</text:span></text:p>
      <text:p text:style-name="P3"><text:span text:style-name="T1"/></text:p>
      <text:p text:style-name="P3"><text:span text:style-name="T1"/></text:p>
      <text:p text:style-name="P3"><text:span text:style-name="T6">Installing</text:span><text:span text:style-name="T2"> </text:span><text:span text:style-name="T1"><text:s/></text:span></text:p>
      <text:p text:style-name="P3"><text:span text:style-name="T1"/></text:p>
      <text:p text:style-name="P4"><text:span text:style-name="T1">To install the game you just need open the index.html with any browser you have and start playing.</text:span></text:p>
      <text:p text:style-name="P4"><text:span text:style-name="T1"/></text:p>
      <text:p text:style-name="P5">Contributors</text:p>
      <text:p text:style-name="P5"><text:span text:style-name="T1"/></text:p>
      <text:p text:style-name="P5"><text:span text:style-name="T1">This project contain sounds from the following sites:</text:span></text:p>
      <text:p text:style-name="P5"><text:a xlink:type="simple" xlink:href="https://www.Freesound.org/" text:style-name="Internet_20_link" text:visited-style-name="Visited_20_Internet_20_Link"><text:span text:style-name="T1">https://www.Freesound.org</text:span></text:a></text:p>
      <text:p text:style-name="P5"><text:a xlink:type="simple" xlink:href="http://www.soundbible.com/" text:style-name="Internet_20_link" text:visited-style-name="Visited_20_Internet_20_Link"><text:span text:style-name="T1">http://www.soundbible.com</text:span></text:a></text:p>
      <text:p text:style-name="P5"><text:span text:style-name="T1"/></text:p>
      <text:p text:style-name="P4"><text:span text:style-name="T1"/></text:p>
      <text:p text:style-name="P4">Built With </text:p>
      <text:p text:style-name="P4"/>
      <text:p text:style-name="P7"><text:span text:style-name="T10">JavaScript</text:span> – <text:span text:style-name="T8">Object based programming language</text:span><text:span text:style-name="T9">.</text:span></text:p>
      <text:p text:style-name="P7"><text:span text:style-name="T10">CSS</text:span> – <text:span text:style-name="T8">Style sheet languag</text:span><text:span text:style-name="T9">e.</text:span></text:p>
      <text:p text:style-name="P8"><text:span text:style-name="T10">Html5</text:span> - <text:span text:style-name="T8">Standard markup language</text:span><text:span text:style-name="T9">.</text:span></text:p>
      <text:p text:style-name="P7"/>
      <text:p text:style-name="P7"><text:span text:style-name="T7">Authors</text:span> </text:p>
      <text:p text:style-name="P7"/>
      <text:p text:style-name="P10">Imen Mahjoubi –<text:span text:style-name="T4"> </text:span><text:span text:style-name="T3">computer science engineer – Los Angeles,CA</text:span></text:p>
      <text:p text:style-name="P5"><text:s/></text:p>
      <text:p text:style-name="P9"/>
      <text:p text:style-name="P7"/>
      <text:p text:style-name="P7"/>
      <text:p text:style-name="P4"><text:span text:style-name="T1"/></text:p>
      <text:p text:style-name="P4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9:19:09.932136261</meta:creation-date>
    <dc:date>2017-07-09T20:03:30.565278712</dc:date>
    <meta:editing-duration>PT13M59S</meta:editing-duration>
    <meta:editing-cycles>1</meta:editing-cycles>
    <meta:generator>LibreOffice/5.0.2.2$Linux_X86_64 LibreOffice_project/00m0$Build-2</meta:generator>
    <meta:document-statistic meta:table-count="0" meta:image-count="0" meta:object-count="0" meta:page-count="1" meta:paragraph-count="19" meta:word-count="92" meta:character-count="619" meta:non-whitespace-character-count="534"/>
  </office:meta>
</office:document-meta>
</file>